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Liberation Serif" svg:font-family="Liberation Serif"/>
    <style:font-face style:name="Nimbus Roman No9 L" svg:font-family="Nimbus Roman No9 L"/>
    <style:font-face style:name="DejaVu Sans Mono" svg:font-family="DejaVu Sans Mono"/>
  </office:font-face-decls>
  <office:automatic-styles>
    <style:style style:family="text" style:name="T1" style:display-name="T1">
      <style:text-properties style:font-name="Nimbus Sans L" fo:font-size="14pt" fo:font-weight="bold"/>
    </style:style>
    <style:style style:family="text" style:name="T2" style:display-name="T2">
      <style:text-properties style:font-name="Nimbus Roman No9 L" fo:font-size="12pt" fo:language="en" fo:country="US" fo:font-weight="normal"/>
    </style:style>
    <style:style style:family="text" style:name="T3" style:display-name="T3">
      <style:text-properties fo:color="#000000" style:font-name="Nimbus Roman No9 L" fo:font-size="12pt" fo:language="en" fo:country="US" fo:font-weight="normal"/>
    </style:style>
    <style:style style:family="text" style:name="T4" style:display-name="T4">
      <style:text-properties style:font-name="Nimbus Roman No9 L"/>
    </style:style>
    <style:style style:family="text" style:name="T5" style:display-name="T5">
      <style:text-properties fo:color="#000000" style:font-name="Liberation Serif" fo:font-size="12pt" fo:language="en" fo:country="US" fo:font-weight="normal"/>
    </style:style>
    <style:style style:family="text" style:name="T6" style:display-name="T6">
      <style:text-properties style:font-name="DejaVu Sans Mono" fo:font-size="10pt"/>
    </style:style>
    <style:style style:family="paragraph" style:name="P10" style:display-name="P10" style:parent-style-name="Text-body">
      <style:paragraph-properties fo:text-align="left"/>
      <style:text-properties fo:color="#000000" fo:language="en" fo:country="GB" fo:font-weight="normal"/>
    </style:style>
    <style:style style:family="paragraph" style:name="P11" style:display-name="P11" style:parent-style-name="Normal">
      <style:text-properties fo:color="#000000" fo:language="en" fo:country="GB"/>
    </style:style>
    <style:style style:family="paragraph" style:name="P12" style:display-name="P12" style:parent-style-name="Normal">
      <style:text-properties fo:language="en" fo:country="GB"/>
    </style:style>
    <style:style style:family="paragraph" style:name="P1" style:display-name="P1" style:parent-style-name="Heading-1">
      <style:paragraph-properties fo:text-align="justify"/>
      <style:text-properties fo:color="#000000" fo:language="en" fo:country="GB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color="#000000" fo:language="en" fo:country="GB"/>
    </style:style>
    <style:style style:family="paragraph" style:name="P3" style:display-name="P3" style:parent-style-name="Normal">
      <style:paragraph-properties fo:text-align="justify"/>
      <style:text-properties fo:color="#000000" fo:language="en" fo:country="GB"/>
    </style:style>
    <style:style style:family="paragraph" style:name="P4" style:display-name="P4" style:parent-style-name="Heading-3">
      <style:paragraph-properties fo:text-align="justify"/>
      <style:text-properties fo:color="#000000" style:font-name="Nimbus Roman No9 L" fo:font-size="12pt" fo:language="en" fo:country="US" fo:font-weight="normal"/>
    </style:style>
    <style:style style:family="paragraph" style:name="P5" style:display-name="P5" style:parent-style-name="Text-body">
      <style:paragraph-properties fo:text-align="justify"/>
      <style:text-properties fo:color="#000000" style:font-name="Nimbus Roman No9 L" fo:font-size="12pt" fo:language="en" fo:country="US" fo:font-weight="normal"/>
    </style:style>
    <style:style style:family="paragraph" style:name="P6" style:display-name="P6" style:parent-style-name="Heading-3">
      <style:paragraph-properties fo:text-align="justify"/>
      <style:text-properties fo:color="#000000" fo:language="en" fo:country="GB"/>
    </style:style>
    <style:style style:family="paragraph" style:name="P7" style:display-name="P7" style:parent-style-name="Text-body">
      <style:paragraph-properties fo:text-align="left" style:writing-mode="lr"/>
      <style:text-properties fo:color="#000000" fo:language="en" fo:country="GB"/>
    </style:style>
    <style:style style:family="paragraph" style:name="P8" style:display-name="P8" style:parent-style-name="Text-body">
      <style:paragraph-properties fo:text-align="justify"/>
      <style:text-properties fo:color="#000000" fo:language="en" fo:country="GB"/>
    </style:style>
    <style:style style:family="paragraph" style:name="P9" style:display-name="P9" style:parent-style-name="Text-body">
      <style:paragraph-properties fo:text-align="left" style:writing-mode="lr"/>
      <style:text-properties fo:color="#000000" fo:language="en" fo:country="GB" fo:font-weight="normal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SEP #100: members function</text:p>
        <text:p text:style-name="P2"/>
        <text:p text:style-name="P3"/>
        <text:p text:style-name="P3">Version: 1.0</text:p>
        <text:p text:style-name="P3">Author: Samuel Gougeon</text:p>
        <text:p text:style-name="P3">Review:</text:p>
        <text:p text:style-name="P3">Commented:</text:p>
        <text:p text:style-name="P3">State: DRAFT</text:p>
        <text:p text:style-name="P3">Scilab-Version: Scilab 5.5.0</text:p>
        <text:p text:style-name="P3">Vote: No</text:p>
        <text:p text:style-name="P3">Created: June 24th, 2013</text:p>
        <text:p text:style-name="P2"/>
        <text:p text:style-name="P3"/>
        <text:p text:style-name="P4"><text:span text:style-name="T1">Abstract</text:span></text:p>
        <text:p text:style-name="P5"><text:span text:style-name="T2">This SEP describes the definition of the members() </text:span>function.</text:p>
        <text:p text:style-name="P3"/>
        <text:p text:style-name="P6">Rationale</text:p>
        <text:p text:style-name="P7">[nb, loc] = members(A, S, last) returns two real matrices of A’s size.</text:p>
        <text:p text:style-name="P7">nb(i, j) = number of occurrences of A(i, j) in S.</text:p>
        <text:p text:style-name="P7">loc(i, j) = linear index in S of the first (last == %f), or the last (last == %t) occurrence of A(i, j). loc(i, j) returns zero if A(i, j) is not found.</text:p>
        <text:p text:style-name="P7">%inf and -%inf values are supported either in A or S, but not %nan.</text:p>
        <text:p text:style-name="P7"/>
        <text:p text:style-name="P7">This function is a Matlab equivalent. The second output argument of members(A, S) in Scilab is the second output argument of Matlab’s ismember(A, S).</text:p>
        <text:p text:style-name="P8"/>
        <text:p text:style-name="P8"><text:span text:style-name="T3">The available calling sequences are</text:span><text:span text:style-name="T4">:</text:span>﻿</text:p>
        <text:p text:style-name="P8"> <text:s/>nb = members(A, S)</text:p>
        <text:p text:style-name="P8"> <text:s/>nb = members(A, S, last)</text:p>
        <text:p text:style-name="P8"> <text:s text:c="2"/>[nb, loc] = members(A, S)</text:p>
        <text:p text:style-name="P8"> <text:s/><text:span text:style-name="T5">[nb, loc] = members(A, S, last)</text:span></text:p>
        <text:p text:style-name="P8"/>
        <text:p text:style-name="P6">Example Usage</text:p>
        <text:p text:style-name="P9">﻿A = [1 8 4 5 2 1];</text:p>
        <text:p text:style-name="P9">B = [9 7 4 2 1 4];</text:p>
        <text:p text:style-name="P9"/>
        <text:p text:style-name="P9">[nb, loc] = members(A, S, %t)</text:p>
        <text:p text:style-name="P9">// Returns nb = [1 0 2 0 1 1] because, for instance, the third element of A (which is 4) appears twice in S.</text:p>
        <text:p text:style-name="P9">// And loc = [5 0 6 0 4 5] because the last occurrence in S of the third element of A (which is 4) is in sixth position</text:p>
        <text:p text:style-name="P9"/>
        <text:p text:style-name="P9">loc = members(A, B, %f)</text:p>
        <text:p text:style-name="P9">// Returns [5 0 3 0 4 5] because the first occurrence in B of the third element of A (which is 4) is in third position. <text:span text:style-name="T5">This is equivalent to Matlab’s members(A, B).</text:span></text:p>
        <text:p text:style-name="P10"/>
        <text:p text:style-name="P6">Changelog</text:p>
        <text:p text:style-name="P8"><text:tab/><text:span text:style-name="T6">1.0 – Initial Version </text:span></text:p>
        <text:p text:style-name="P6">Copyright</text:p>
        <text:p text:style-name="P11"><text:tab/>This document has been placed under the license CeCILL-B.</text:p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Nimbus Sans L" svg:font-family="Nimbus Sans L"/>
    <style:font-face style:name="StarSymbol" svg:font-family="StarSymbol"/>
    <style:font-face style:name="Nimbus Roman No9 L" svg:font-family="Nimbus Roman No9 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Bullet-Symbols-text-text-text-text" style:display-name="Bullet Symbols_text_text_text_text" style:next-style-name="Bullet-Symbols-text-text-text-text">
      <style:text-properties style:font-name="StarSymbol" fo:font-size="9pt"/>
    </style:style>
    <style:style style:family="text" style:name="Teletype-text-text-text-text" style:display-name="Teletype_text_text_text_text" style:next-style-name="Teletype-text-text-text-text">
      <style:text-properties style:font-name="DejaVu Sans Mono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margin-left="0.3931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text-properties style:font-name="DejaVu Sans Mono" fo:font-size="10pt"/>
    </style:style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font-weight="bold"/>
    </style:style>
    <style:style style:family="paragraph" style:name="Normal" style:display-name="Normal"/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Charlotte Hecquet</meta:initial-creator>
    <dc:creator>Charlotte Hecquet</dc:creator>
    <meta:creation-date>2013-04-09T14:29:30</meta:creation-date>
    <dc:date>2013-04-09T16:24:28</dc:date>
  </office:meta>
</office:document-meta>
</file>